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20100000084000000333258238E1F98AB72.png" manifest:media-type="image/png"/>
  <manifest:file-entry manifest:full-path="Pictures/10000201000000A50000021DD640B44A9BB6706D.png" manifest:media-type="image/png"/>
  <manifest:file-entry manifest:full-path="Pictures/10000201000000A50000006694C5DA504031F618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dia/out_02.mp4" manifest:media-type="application/vnd.sun.star.media"/>
  <manifest:file-entry manifest:full-path="Media/out_01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adornments="標準" style:font-family-generic="roman"/>
    <style:font-face style:name="Andale Mono1" svg:font-family="'Andale Mono'" style:font-pitch="fixed"/>
    <style:font-face style:name="Andale Mono2" svg:font-family="'Andale Mono'" style:font-pitch="variable"/>
    <style:font-face style:name="Andale Mono" svg:font-family="'Andale Mono'" style:font-family-generic="roman" style:font-pitch="variable"/>
    <style:font-face style:name="Arial4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1" svg:font-family="Arial" style:font-adornments="標準" style:font-family-generic="swiss" style:font-pitch="variable"/>
    <style:font-face style:name="Arial5" svg:font-family="Arial" style:font-adornments="細字" style:font-family-generic="swiss" style:font-pitch="variable"/>
    <style:font-face style:name="Liberation Sans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width="true" fo:min-height="0.557cm" fo:min-width="0.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fo:min-height="2.6cm"/>
      <style:paragraph-properties style:writing-mode="lr-tb"/>
    </style:style>
    <style:style style:name="pr2" style:family="presentation" style:parent-style-name="Title_20_Slide-subtitle">
      <style:graphic-properties draw:fill-color="#ffffff" fo:min-height="4.728cm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-title">
      <style:graphic-properties draw:auto-grow-height="true" fo:min-height="2.6cm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_20_and_20_Content-title">
      <style:graphic-properties fo:min-height="2.6cm"/>
      <style:paragraph-properties style:writing-mode="lr-tb"/>
    </style:style>
    <style:style style:name="pr7" style:family="presentation" style:parent-style-name="Title_20_and_20_Content-outline1">
      <style:graphic-properties fo:min-height="10.45cm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Arial3"/>
    </style:style>
    <style:style style:name="P3" style:family="paragraph">
      <loext:graphic-properties draw:fill="none" draw:fill-color="#ffffff"/>
      <style:paragraph-properties style:writing-mode="lr-tb"/>
      <style:text-properties fo:color="#00a6d6" style:font-name="Arial3" fo:font-size="12pt"/>
    </style:style>
    <style:style style:name="P4" style:family="paragraph">
      <loext:graphic-properties draw:fill-color="#ffffff"/>
      <style:paragraph-properties style:writing-mode="lr-tb"/>
      <style:text-properties fo:font-size="28.1000003814697pt"/>
    </style:style>
    <style:style style:name="P5" style:family="paragraph">
      <loext:graphic-properties draw:fill-color="#ffffff"/>
    </style:style>
    <style:style style:name="T1" style:family="text">
      <style:text-properties style:font-name="Arial3"/>
    </style:style>
    <style:style style:name="T2" style:family="text">
      <style:text-properties style:font-name="Arial3" fo:font-size="16pt" style:font-size-asian="18pt" style:font-size-complex="18pt"/>
    </style:style>
    <style:style style:name="T3" style:family="text">
      <style:text-properties style:text-position="super 58%" style:font-name="Arial3" fo:font-size="16pt" style:font-size-asian="18pt" style:font-size-complex="18pt"/>
    </style:style>
    <style:style style:name="T4" style:family="text">
      <style:text-properties fo:color="#00a6d6" style:font-name="Arial3" fo:font-size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c9211e"/>
    </style:style>
    <style:style style:name="T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00a6d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a6d6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a6d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a6d6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a6d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a6d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a6d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a6d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a6d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a6d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a6d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a6d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a6d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a6d6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8cm" svg:height="5.4cm" svg:x="5.6cm" svg:y="2.4cm" presentation:class="title">
          <draw:text-box>
            <text:p>Limited-Preemptive Malleable Elastic Gang Scheduling (LPMEGS)</text:p>
          </draw:text-box>
        </draw:frame>
        <draw:frame presentation:style-name="pr2" draw:text-style-name="P2" draw:layer="layout" svg:width="21.6cm" svg:height="4.978cm" svg:x="5.6cm" svg:y="8.55cm" presentation:class="subtitle" presentation:user-transformed="true">
          <draw:text-box>
            <text:p><text:span text:style-name="T1">Joan Marcè i Igual</text:span></text:p>
            <text:p><text:span text:style-name="T2">12</text:span><text:span text:style-name="T3">th</text:span><text:span text:style-name="T2"> of February, 2020</text:span></text:p>
          </draw:text-box>
        </draw:frame>
        <draw:frame draw:style-name="gr1" draw:text-style-name="P3" draw:layer="layout" svg:width="1.2cm" svg:height="0.807cm" svg:x="26cm" svg:y="14.593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4" draw:layer="layout" svg:width="21.2cm" svg:height="2.6cm" svg:x="5.4cm" svg:y="0.6cm" presentation:class="title">
          <draw:text-box>
            <text:p>Gang scheduling problem</text:p>
          </draw:text-box>
        </draw:frame>
        <draw:frame draw:style-name="standard" draw:layer="layout" svg:width="21.2cm" svg:height="11.92cm" svg:x="5.3cm" svg:y="2.8cm">
          <draw:plugin xlink:href="Media/out_0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presentation:use-date-time-name="dtd1">
        <office:forms form:automatic-focus="false" form:apply-design-mode="false"/>
        <draw:frame draw:style-name="standard" draw:layer="layout" svg:width="21.2cm" svg:height="11.89cm" svg:x="5.3cm" svg:y="2.8cm">
          <draw:plugin xlink:href="Media/out_0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layer="layout" svg:width="21.2cm" svg:height="2.6cm" svg:x="5.4cm" svg:y="0.6cm" presentation:class="title">
          <draw:text-box>
            <text:p>Gang scheduling problem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6cm" svg:x="5.4cm" svg:y="0.6cm" presentation:class="title">
          <draw:text-box>
            <text:p>Gang tasks</text:p>
          </draw:text-box>
        </draw:frame>
        <draw:frame presentation:style-name="pr7" draw:layer="layout" svg:width="21.2cm" svg:height="10.7cm" svg:x="5.4cm" svg:y="3.7cm" presentation:class="outline">
          <draw:text-box>
            <text:list text:style-name="L3">
              <text:list-item>
                <text:p>Multiple threads toghether to avoid overhead</text:p>
                <text:list>
                  <text:list-item>
                    <text:p>Specially when loading data</text:p>
                  </text:list-item>
                </text:list>
              </text:list-item>
              <text:list-item>
                <text:p>It is used in High Performance Computing</text:p>
              </text:list-item>
              <text:list-item>
                <text:p>In real-time systems:</text:p>
                <text:list>
                  <text:list-item>
                    <text:p>There is an optimal scheduler</text:p>
                  </text:list-item>
                  <text:list-item>
                    <text:p>But requires a lot of preemptions</text:p>
                  </text:list-item>
                  <text:list-item>
                    <text:p>Other solutions are also preemptive</text:p>
                  </text:list-item>
                  <text:list-item>
                    <text:p>We aim for finding a <text:span text:style-name="T5">non-preemptive</text:span><text:span text:style-name="T6"> schedul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6cm" svg:x="5.4cm" svg:y="0.6cm" presentation:class="title">
          <draw:text-box>
            <text:p>Gang tasks</text:p>
          </draw:text-box>
        </draw:frame>
        <draw:frame presentation:style-name="pr7" draw:layer="layout" svg:width="21.2cm" svg:height="10.7cm" svg:x="5.4cm" svg:y="3.7cm" presentation:class="outline">
          <draw:text-box>
            <text:list text:style-name="L3">
              <text:list-header>
                <text:p>We can have different types of gang tasks:</text:p>
              </text:list-header>
              <text:list-item>
                <text:p><text:span text:style-name="T5">Rigid:</text:span><text:span text:style-name="T6"> Number of cores is determined by programmer</text:span></text:p>
              </text:list-item>
              <text:list-item>
                <text:p><text:span text:style-name="T5">Moldable: </text:span><text:span text:style-name="T6">Number of cores can be in a range and scheduler chooses at scheduling point</text:span></text:p>
              </text:list-item>
              <text:list-item>
                <text:p><text:span text:style-name="T5">Malleable:</text:span><text:span text:style-name="T6"> Number of cores can be in a range and can change at runtim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6cm" svg:x="5.4cm" svg:y="0.6cm" presentation:class="title">
          <draw:text-box>
            <text:p>Schedulability analysis</text:p>
          </draw:text-box>
        </draw:frame>
        <draw:frame presentation:style-name="pr7" draw:layer="layout" svg:width="21.2cm" svg:height="10.7cm" svg:x="5.4cm" svg:y="3.7cm" presentation:class="outline">
          <draw:text-box>
            <text:list text:style-name="L3">
              <text:list-item>
                <text:p>Accurate and realtively fast analysis</text:p>
              </text:list-item>
              <text:list-item>
                <text:p>With gang scheduling we continue from the paper from Mitra, 2019</text:p>
              </text:list-item>
            </text:list>
            <text:list text:style-name="L4">
              <text:list-item>
                <text:list>
                  <text:list-item>
                    <text:p>Schedulability analysis for gang tasks with Fixed-Priority</text:p>
                  </text:list-item>
                  <text:list-item>
                    <text:p>Schedulability analysis for gang tasks with new proposed schedu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6cm" svg:x="5.4cm" svg:y="0.6cm" presentation:class="title">
          <draw:text-box>
            <text:p>New proposed scheduler</text:p>
          </draw:text-box>
        </draw:frame>
        <draw:frame presentation:style-name="pr7" draw:layer="layout" svg:width="21.2cm" svg:height="10.7cm" svg:x="5.4cm" svg:y="3.7cm" presentation:class="outline">
          <draw:text-box>
            <text:list text:style-name="L3">
              <text:list-item>
                <text:p>We want a Limited-Preemptive Malleable Elastic Gang Scheduler (LPMEGS)</text:p>
              </text:list-item>
              <text:list-item>
                <text:p>Its idea is to solve the priority inversion problem</text:p>
              </text:list-item>
              <text:list-item>
                <text:p>Additionally tries to be smart and choose the number of cores so the total execution time is reduc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6cm" svg:x="5.4cm" svg:y="0.6cm" presentation:class="title">
          <draw:text-box>
            <text:p>New proposed scheduler</text:p>
          </draw:text-box>
        </draw:frame>
        <draw:frame presentation:style-name="pr7" draw:layer="layout" svg:width="21.2cm" svg:height="10.7cm" svg:x="5.4cm" svg:y="3.7cm" presentation:class="outline" presentation:user-transformed="true">
          <draw:text-box>
            <text:list text:style-name="L3">
              <text:list-item>
                <text:p>Example. We can have these two execution scenarios:</text:p>
                <text:list>
                  <text:list-item>
                    <text:p>Scenario 1:</text:p>
                    <text:list>
                      <text:list-item>
                        <text:p>Job 1: 2 cores, execution time 15</text:p>
                      </text:list-item>
                      <text:list-item>
                        <text:p>Job 2: 2 cores, execution time 15</text:p>
                      </text:list-item>
                    </text:list>
                  </text:list-item>
                  <text:list-item>
                    <text:p>Scenario 2:</text:p>
                    <text:list>
                      <text:list-item>
                        <text:p>Job 1: 3 cores, execution time 5</text:p>
                      </text:list-item>
                      <text:list-item>
                        <text:p>Job 2: 1 cores, execution time 2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6cm" svg:x="5.4cm" svg:y="0.6cm" presentation:class="title">
          <draw:text-box>
            <text:p>New proposed scheduler</text:p>
          </draw:text-box>
        </draw:frame>
        <draw:frame presentation:style-name="pr7" draw:layer="layout" svg:width="21.2cm" svg:height="10.7cm" svg:x="5.4cm" svg:y="3.7cm" presentation:class="outline" presentation:user-transformed="true">
          <draw:text-box>
            <text:list text:style-name="L3">
              <text:list-item>
                <text:p>Example. We can have these two execution scenarios:</text:p>
                <text:list>
                  <text:list-item>
                    <text:p>Scenario 1: <text:span text:style-name="T7">Total time 2*15 + 2*15 = 60</text:span></text:p>
                    <text:list>
                      <text:list-item>
                        <text:p>Job 1: 2 cores, execution time 15</text:p>
                      </text:list-item>
                      <text:list-item>
                        <text:p>Job 2: 2 cores, execution time 15</text:p>
                      </text:list-item>
                    </text:list>
                  </text:list-item>
                  <text:list-item>
                    <text:p><text:span text:style-name="T8">Scenario 2: </text:span><text:span text:style-name="T9">Total time 3*5 + 20 = 35</text:span></text:p>
                    <text:list>
                      <text:list-item>
                        <text:p><text:span text:style-name="T8">Job 1: 3 cores, execution time 5</text:span></text:p>
                      </text:list-item>
                      <text:list-item>
                        <text:p><text:span text:style-name="T8">Job 2: 1 cores, execution time 2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6" draw:layer="layout" svg:width="21.2cm" svg:height="2.6cm" svg:x="5.4cm" svg:y="0.6cm" presentation:class="title">
          <draw:text-box>
            <text:p>Questions?</text:p>
          </draw:text-box>
        </draw:frame>
        <draw:frame presentation:style-name="pr7" draw:layer="layout" svg:width="21.2cm" svg:height="10.7cm" svg:x="5.4cm" svg:y="3.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2" svg:font-family="'Liberation Serif'" style:font-family-generic="roman"/>
    <style:font-face style:name="Liberation Serif" svg:font-family="'Liberation Serif'" style:font-adornments="標準" style:font-family-generic="roman"/>
    <style:font-face style:name="Andale Mono1" svg:font-family="'Andale Mono'" style:font-pitch="fixed"/>
    <style:font-face style:name="Andale Mono2" svg:font-family="'Andale Mono'" style:font-pitch="variable"/>
    <style:font-face style:name="Andale Mono" svg:font-family="'Andale Mono'" style:font-family-generic="roman" style:font-pitch="variable"/>
    <style:font-face style:name="Arial4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1" svg:font-family="'Liberation Serif'" style:font-adornments="標準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1" svg:font-family="Arial" style:font-adornments="標準" style:font-family-generic="swiss" style:font-pitch="variable"/>
    <style:font-face style:name="Arial5" svg:font-family="Arial" style:font-adornments="細字" style:font-family-generic="swiss" style:font-pitch="variable"/>
    <style:font-face style:name="Liberation Sans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_20_Slide-outline1" style:display-name="Title Slide-outline1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299cm" fo:text-indent="0cm">
        <style:tab-stops/>
      </style:paragraph-properties>
      <style:text-properties style:font-name="Arial3" fo:font-family="Arial" style:font-family-generic="swiss" style:font-pitch="variable" fo:font-size="18pt" fo:font-style="normal" fo:font-weight="normal" style:font-size-asian="18pt" style:font-size-complex="18pt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24cm" fo:text-indent="0cm"/>
      <style:text-properties style:font-name="Arial" fo:font-family="Arial" style:font-style-name="Regular" style:font-family-generic="swiss" style:font-pitch="variable" fo:font-size="18pt" style:font-size-asian="18pt" style:font-size-complex="18pt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5cm" fo:text-indent="0cm"/>
      <style:text-properties style:font-name="Arial" fo:font-family="Arial" style:font-style-name="Regular" style:font-family-generic="swiss" style:font-pitch="variable" fo:font-size="18pt" style:font-size-asian="18pt" style:font-size-complex="18pt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75cm" fo:text-indent="0cm"/>
      <style:text-properties style:font-name="Arial" fo:font-family="Arial" style:font-style-name="Regular" style:font-family-generic="swiss" style:font-pitch="variable" fo:font-size="18pt" style:font-size-asian="18pt" style:font-size-complex="18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75cm" fo:text-indent="0cm"/>
      <style:text-properties style:font-name="Arial" fo:font-family="Arial" style:font-style-name="Regular" style:font-family-generic="swiss" style:font-pitch="variable" fo:font-size="18pt" style:font-size-asian="18pt" style:font-size-complex="18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75cm" fo:text-indent="0cm"/>
      <style:text-properties style:font-name="Andale Mono1" fo:font-family="'Andale Mono'" style:font-pitch="fixed" fo:font-size="18pt" style:font-size-asian="18pt" style:font-size-complex="18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74cm" fo:text-indent="0cm"/>
      <style:text-properties fo:font-size="15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74cm" fo:text-indent="0cm"/>
      <style:text-properties fo:font-size="15pt"/>
    </style:style>
    <style:style style:name="Title_20_Slide-subtitle" style:display-name="Title Slide-subtitle" style:family="presentation">
      <style:graphic-properties draw:stroke="none" draw:fill="none" draw:textarea-horizontal-align="justify" draw:textarea-vertical-align="top" draw:auto-grow-height="false">
        <text:list-style style:name="Title_20_Slide-subtitle" style:display-name="Title Slide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a6d6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a6d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00a6d6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fo:color="#00a6d6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fo:color="#00a6d6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fo:color="#00a6d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fo:color="#00a6d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fo:color="#00a6d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a6d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6d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6d6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size="20pt" style:font-size-asian="28pt" style:font-size-complex="28pt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size="20pt" style:font-size-asian="24pt" style:font-size-complex="24pt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size="20pt" style:font-size-asian="20pt" style:font-size-complex="20pt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a6d6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00a6d6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00a6d6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fo:color="#00a6d6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fo:color="#00a6d6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fo:color="#00a6d6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fo:color="#00a6d6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fo:color="#00a6d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a6d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6d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6d6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3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outline1" style:list-style-name="ML5">
      <style:graphic-properties draw:auto-grow-height="true" draw:fit-to-size="false" style:shrink-to-fit="false" fo:min-height="4.978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textarea-vertical-align="middle" draw:auto-grow-height="false" fo:min-height="1.501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outline1" style:list-style-name="ML6">
      <style:graphic-properties draw:auto-grow-height="true" draw:fit-to-size="false" style:shrink-to-fit="false" fo:min-height="10.7cm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.2cm" svg:stroke-color="#607d8b" draw:marker-start-width="0.5cm" draw:marker-end-width="0.5cm" draw:stroke-linejoin="miter" draw:fill="none" draw:fill-color="#ffffff" draw:textarea-vertical-align="middle" draw:auto-grow-height="false" fo:min-height="1.501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svg:stroke-width="0.2cm" svg:stroke-color="#607d8b" draw:marker-start-width="0.5cm" draw:marker-end-width="0.5cm" draw:stroke-linejoin="miter" draw:fill="none" draw:fill-color="#ffffff" draw:textarea-vertical-align="middle" draw:auto-grow-height="false" fo:min-height="1.501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text-indent="0cm" style:text-autospace="none" style:punctuation-wrap="simple"/>
      <style:text-properties fo:hyphenate="false"/>
    </style:style>
    <style:style style:name="MP7" style:family="paragraph">
      <style:paragraph-properties fo:margin-left="0cm" fo:margin-right="0cm" fo:margin-top="0cm" fo:margin-bottom="0cm" fo:text-indent="0cm" style:text-autospace="none" style:punctuation-wrap="simple" style:writing-mode="lr-tb"/>
      <style:text-properties style:use-window-font-color="true" style:font-name="Arial3" fo:font-size="18pt" fo:font-weight="normal" style:letter-kerning="true" style:font-name-asian="Noto Sans CJK SC" style:font-size-asian="32pt" style:font-name-complex="Lohit Devanagari" style:font-size-complex="32pt" fo:hyphenate="false"/>
    </style:style>
    <style:style style:name="MP8" style:family="paragraph">
      <style:paragraph-properties fo:text-align="end" style:writing-mode="lr-tb"/>
      <style:text-properties fo:color="#00a6d6" style:font-name="Liberation Sans" fo:font-size="10.5pt" fo:font-weight="normal" style:font-size-asian="10pt" style:font-weight-asian="normal" style:font-size-complex="10pt" style:font-weight-complex="normal"/>
    </style:style>
    <style:style style:name="MP9" style:family="paragraph">
      <loext:graphic-properties draw:fill="none"/>
      <style:paragraph-properties fo:text-align="end" style:writing-mode="lr-tb"/>
      <style:text-properties fo:color="#00a6d6" style:font-name="Liberation Sans" fo:font-size="10.5pt" fo:font-weight="normal" style:font-size-asian="10pt" style:font-weight-asian="normal" style:font-size-complex="10pt" style:font-weight-complex="normal"/>
    </style:style>
    <style:style style:name="MP10" style:family="paragraph">
      <style:paragraph-properties style:writing-mode="lr-tb"/>
      <style:text-properties fo:font-size="14pt"/>
    </style:style>
    <style:style style:name="MP11" style:family="paragraph">
      <loext:graphic-properties draw:fill="none" draw:fill-color="#ffffff"/>
      <style:paragraph-properties style:writing-mode="lr-tb"/>
      <style:text-properties fo:font-size="14pt"/>
    </style:style>
    <style:style style:name="MP12" style:family="paragraph">
      <style:paragraph-properties fo:text-align="end" style:writing-mode="lr-tb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4" style:family="paragraph">
      <style:paragraph-properties fo:margin-top="0cm" fo:margin-bottom="0cm"/>
    </style:style>
    <style:style style:name="MP15" style:family="paragraph">
      <style:paragraph-properties fo:margin-top="0cm" fo:margin-bottom="0cm" style:writing-mode="lr-tb"/>
      <style:text-properties style:font-name="Arial3" fo:font-size="28pt" style:letter-kerning="true" style:font-name-asian="Noto Sans CJK SC" style:font-size-asian="32pt" style:font-name-complex="Lohit Devanagari" style:font-size-complex="32pt"/>
    </style:style>
    <style:style style:name="MP16" style:family="paragraph">
      <style:paragraph-properties fo:text-align="end" style:writing-mode="lr-tb"/>
      <style:text-properties fo:color="#00a6d6" style:font-name="Liberation Sans" fo:font-size="10.5pt" style:letter-kerning="true" style:font-size-asian="10pt" style:font-size-complex="10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a6d6" style:font-name="Liberation Sans" fo:font-size="10.5pt" style:letter-kerning="true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Arial3" fo:font-size="18pt" fo:font-weight="normal" style:letter-kerning="true" style:font-name-asian="Noto Sans CJK SC" style:font-size-asian="32pt" style:font-name-complex="Lohit Devanagari" style:font-size-complex="32pt"/>
    </style:style>
    <style:style style:name="MT3" style:family="text">
      <style:text-properties fo:color="#00a6d6" style:font-name="Liberation Sans" fo:font-size="10.5pt" fo:font-weight="normal" style:font-size-asian="10pt" style:font-weight-asian="normal" style:font-size-complex="10pt" style:font-weight-complex="normal"/>
    </style:style>
    <style:style style:name="MT4" style:family="text">
      <style:text-properties fo:font-size="14pt"/>
    </style:style>
    <style:style style:name="MT5" style:family="text">
      <style:text-properties style:font-name="Arial3" fo:font-size="28pt" style:letter-kerning="true" style:font-name-asian="Noto Sans CJK SC" style:font-size-asian="32pt" style:font-name-complex="Lohit Devanagari" style:font-size-complex="32pt"/>
    </style:style>
    <style:style style:name="MT6" style:family="text">
      <style:text-properties fo:color="#00a6d6" style:font-name="Liberation Sans" fo:font-size="10.5pt" style:letter-kerning="true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font-charset="x-symbol" fo:color="#00a6d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a6d6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a6d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a6d6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a6d6" fo:font-size="45%"/>
      </text:list-level-style-number>
      <text:list-level-style-number text:level="2" style:num-format="">
        <style:list-level-properties text:space-before="1.5cm" text:min-label-width="0.9cm"/>
        <style:text-properties fo:color="#00a6d6" fo:font-size="75%"/>
      </text:list-level-style-number>
      <text:list-level-style-number text:level="3" style:num-format="">
        <style:list-level-properties text:space-before="2.8cm" text:min-label-width="0.8cm"/>
        <style:text-properties fo:color="#00a6d6" fo:font-size="45%"/>
      </text:list-level-style-number>
      <text:list-level-style-number text:level="4" style:num-format="">
        <style:list-level-properties text:space-before="4.2cm" text:min-label-width="0.6cm"/>
        <style:text-properties fo:color="#00a6d6" fo:font-size="75%"/>
      </text:list-level-style-number>
      <text:list-level-style-number text:level="5" style:num-format="">
        <style:list-level-properties text:space-before="5.4cm" text:min-label-width="0.6cm"/>
        <style:text-properties fo:color="#00a6d6" fo:font-size="45%"/>
      </text:list-level-style-number>
      <text:list-level-style-number text:level="6" style:num-format="">
        <style:list-level-properties text:space-before="6.6cm" text:min-label-width="0.6cm"/>
        <style:text-properties fo:color="#00a6d6" fo:font-size="45%"/>
      </text:list-level-style-number>
      <text:list-level-style-number text:level="7" style:num-format="">
        <style:list-level-properties text:space-before="7.8cm" text:min-label-width="0.6cm"/>
        <style:text-properties fo:color="#00a6d6" fo:font-size="45%"/>
      </text:list-level-style-number>
      <text:list-level-style-number text:level="8" style:num-format="">
        <style:list-level-properties text:space-before="9cm" text:min-label-width="0.6cm"/>
        <style:text-properties fo:color="#00a6d6" fo:font-size="45%"/>
      </text:list-level-style-number>
      <text:list-level-style-number text:level="9" style:num-format="">
        <style:list-level-properties text:space-before="10.2cm" text:min-label-width="0.6cm"/>
        <style:text-properties fo:color="#00a6d6" fo:font-size="45%"/>
      </text:list-level-style-number>
      <text:list-level-style-number text:level="10" style:num-format="">
        <style:list-level-properties text:space-before="11.4cm" text:min-label-width="0.6cm"/>
        <style:text-properties fo:color="#00a6d6" fo:font-size="45%"/>
      </text:list-level-style-number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a6d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a6d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a6d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a6d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office:forms form:automatic-focus="false" form:apply-design-mode="false"/>
      <draw:frame draw:style-name="Mgr3" draw:text-style-name="MP5" draw:layer="backgroundobjects" svg:width="4.803cm" svg:height="15.75cm" svg:x="0cm" svg:y="0cm">
        <draw:image xlink:href="Pictures/10000201000000A50000021DD640B44A9BB6706D.png" xlink:type="simple" xlink:show="embed" xlink:actuate="onLoad" loext:mime-type="image/png">
          <text:p/>
        </draw:image>
      </draw:frame>
      <draw:frame presentation:style-name="Title_20_Slide-title" draw:layer="backgroundobjects" svg:width="21.8cm" svg:height="5.4cm" svg:x="5.6cm" svg:y="2.4cm" presentation:class="title" presentation:placeholder="true">
        <draw:text-box/>
      </draw:frame>
      <draw:frame presentation:style-name="Mpr1" draw:text-style-name="MP7" draw:layer="backgroundobjects" svg:width="21.6cm" svg:height="4.978cm" svg:x="5.6cm" svg:y="8.55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2.8cm" svg:height="0.8cm" svg:x="24.6cm" svg:y="14.8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5" draw:layer="backgroundobjects" svg:width="4.4cm" svg:height="2.698cm" svg:x="0.2cm" svg:y="13.3cm">
        <draw:image xlink:href="Pictures/10000201000000A50000006694C5DA504031F61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presentation:style-name="Title_20_and_20_Content-title" draw:layer="backgroundobjects" svg:width="21.2cm" svg:height="2.6cm" svg:x="5.4cm" svg:y="0.6cm" presentation:class="title" presentation:placeholder="true">
        <draw:text-box/>
      </draw:frame>
      <draw:frame presentation:style-name="Mpr5" draw:text-style-name="MP15" draw:layer="backgroundobjects" svg:width="21.2cm" svg:height="10.7cm" svg:x="5.4cm" svg:y="3.7cm" presentation:class="outline">
        <draw:text-box>
          <text:list text:style-name="ML4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7" draw:layer="backgroundobjects" svg:width="2.8cm" svg:height="0.8cm" svg:x="24.6cm" svg:y="14.8cm" presentation:class="page-number">
        <draw:text-box>
          <text:p text:style-name="MP16"><text:span text:style-name="MT6"><text:page-number>&lt;number&gt;</text:page-number></text:span></text:p>
        </draw:text-box>
      </draw:frame>
      <draw:frame draw:style-name="Mgr3" draw:text-style-name="MP5" draw:layer="backgroundobjects" svg:width="4.803cm" svg:height="15.75cm" svg:x="0.001cm" svg:y="0cm">
        <draw:image xlink:href="Pictures/10000201000000A50000021DD640B44A9BB6706D.png" xlink:type="simple" xlink:show="embed" xlink:actuate="onLoad" loext:mime-type="image/png">
          <text:p/>
        </draw:image>
      </draw:frame>
      <draw:frame draw:style-name="Mgr3" draw:text-style-name="MP5" draw:layer="backgroundobjects" svg:width="4.4cm" svg:height="2.698cm" svg:x="0.2cm" svg:y="13.3cm">
        <draw:image xlink:href="Pictures/10000201000000A50000006694C5DA504031F61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1.2cm" svg:height="2.6cm" svg:x="5.4cm" svg:y="0.6cm" presentation:class="title" presentation:placeholder="true">
        <draw:text-box/>
      </draw:frame>
      <draw:frame presentation:style-name="Default-outline1" draw:layer="backgroundobjects" svg:width="21.2cm" svg:height="7.708cm" svg:x="5.4cm" svg:y="3.685cm" presentation:class="outline" presentation:placeholder="true">
        <draw:text-box/>
      </draw:frame>
      <draw:frame presentation:style-name="Mpr9" draw:text-style-name="MP17" draw:layer="backgroundobjects" svg:width="2.8cm" svg:height="0.8cm" svg:x="24.6cm" svg:y="14.8cm" presentation:class="page-number">
        <draw:text-box>
          <text:p text:style-name="MP16"><text:span text:style-name="MT6"><text:page-number>&lt;number&gt;</text:page-number></text:span></text:p>
        </draw:text-box>
      </draw:frame>
      <draw:frame draw:style-name="Mgr3" draw:text-style-name="MP5" draw:layer="backgroundobjects" svg:width="3.492cm" svg:height="1.348cm" svg:x="0.5cm" svg:y="13.7cm">
        <draw:image xlink:href="Pictures/1000020100000084000000333258238E1F98AB72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2T11:57:07.431364816</meta:creation-date>
    <meta:editing-duration>PT1H15M21S</meta:editing-duration>
    <meta:editing-cycles>23</meta:editing-cycles>
    <meta:generator>LibreOffice/6.3.4.2$Linux_X86_64 LibreOffice_project/30$Build-2</meta:generator>
    <dc:title>TU Delft</dc:title>
    <dc:date>2020-02-12T13:24:13.981035281</dc:date>
    <meta:document-statistic meta:object-count="83"/>
  </office:meta>
</office:document-meta>
</file>